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6.2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r .No</text:p>
          </table:table-cell>
          <table:table-cell table:style-name="ce2" office:value-type="string" calcext:value-type="string">
            <text:p>Improvemen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o not show meeting ID in header, but show meeting description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duce header font-size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der diffrent colo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lor theme (Gray, Black, White, Blue)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in Video not there upto 4 participants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mall Video small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xtra Options Dropdown and not on chat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at Button on heade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Prev Meetings (collapsable)</text:p>
          </table:table-cell>
          <table:table-cell office:value-type="string" calcext:value-type="string">
            <text:p>Functionality + G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RL Redirect without code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st Joining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mail / Phone NO.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ssage font-size Down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ssage Name different colo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t name in heade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icky foote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how list of participants (in prev meeting)</text:p>
          </table:table-cell>
          <table:table-cell office:value-type="string" calcext:value-type="string">
            <text:p>Functionality + G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how 4 Active participants</text:p>
          </table:table-cell>
          <table:table-cell office:value-type="string" calcext:value-type="string">
            <text:p>Functionality + G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how prticipant's initials just when they start talking</text:p>
          </table:table-cell>
          <table:table-cell office:value-type="string" calcext:value-type="string">
            <text:p>Functionality + G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ute / close Video <text:s/>somebody / all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ave Chat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ullscreen per user</text:p>
          </table:table-cell>
          <table:table-cell office:value-type="string" calcext:value-type="string">
            <text:p>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hiteboard</text:p>
          </table:table-cell>
          <table:table-cell office:value-type="string" calcext:value-type="string">
            <text:p>Functionality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3:33:12.896974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9:57:56.830206757</meta:creation-date>
    <meta:generator>LibreOffice/6.0.7.3$Linux_X86_64 LibreOffice_project/00m0$Build-3</meta:generator>
    <dc:date>2020-05-01T13:34:23.440146767</dc:date>
    <meta:editing-duration>PT23M42S</meta:editing-duration>
    <meta:editing-cycles>6</meta:editing-cycles>
    <meta:document-statistic meta:table-count="1" meta:cell-count="104" meta:object-count="0"/>
  </office:meta>
</office:document-meta>
</file>